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55bc" officeooo:paragraph-rsid="000a55bc"/>
    </style:style>
    <style:style style:name="P2" style:family="paragraph" style:parent-style-name="Standard">
      <style:text-properties officeooo:rsid="000ae8cc" officeooo:paragraph-rsid="000ae8cc"/>
    </style:style>
    <style:style style:name="P3" style:family="paragraph" style:parent-style-name="Standard">
      <style:text-properties officeooo:rsid="000ae8cc" officeooo:paragraph-rsid="000c0e34"/>
    </style:style>
    <style:style style:name="P4" style:family="paragraph" style:parent-style-name="Standard">
      <style:text-properties officeooo:rsid="000cdc0d" officeooo:paragraph-rsid="00123360"/>
    </style:style>
    <style:style style:name="P5" style:family="paragraph" style:parent-style-name="Standard">
      <style:text-properties officeooo:rsid="000c0e34" officeooo:paragraph-rsid="000c0e34"/>
    </style:style>
    <style:style style:name="P6" style:family="paragraph" style:parent-style-name="Standard" style:list-style-name="L1">
      <style:text-properties officeooo:rsid="000cdc0d" officeooo:paragraph-rsid="000cdc0d"/>
    </style:style>
    <style:style style:name="P7" style:family="paragraph" style:parent-style-name="Standard" style:list-style-name="L2">
      <style:text-properties officeooo:rsid="000cdc0d" officeooo:paragraph-rsid="000cdc0d"/>
    </style:style>
    <style:style style:name="P8" style:family="paragraph" style:parent-style-name="Standard" style:list-style-name="L3">
      <style:text-properties officeooo:rsid="001878ee" officeooo:paragraph-rsid="001878ee"/>
    </style:style>
    <style:style style:name="P9" style:family="paragraph" style:parent-style-name="Standard" style:list-style-name="L4">
      <style:text-properties officeooo:rsid="001878ee" officeooo:paragraph-rsid="001878ee"/>
    </style:style>
    <style:style style:name="P10" style:family="paragraph" style:parent-style-name="Standard" style:list-style-name="L3">
      <style:text-properties officeooo:rsid="000dab82" officeooo:paragraph-rsid="000dab82"/>
    </style:style>
    <style:style style:name="P11" style:family="paragraph" style:parent-style-name="Standard" style:list-style-name="L9">
      <style:text-properties officeooo:rsid="000dab82" officeooo:paragraph-rsid="000dab82"/>
    </style:style>
    <style:style style:name="P12" style:family="paragraph" style:parent-style-name="Standard" style:list-style-name="L4">
      <style:text-properties officeooo:rsid="00158403" officeooo:paragraph-rsid="001d129a"/>
    </style:style>
    <style:style style:name="P13" style:family="paragraph" style:parent-style-name="Standard" style:list-style-name="L4">
      <style:text-properties officeooo:rsid="001984f3" officeooo:paragraph-rsid="001984f3"/>
    </style:style>
    <style:style style:name="P14" style:family="paragraph" style:parent-style-name="Standard" style:list-style-name="L5">
      <style:text-properties officeooo:rsid="000ed9d3" officeooo:paragraph-rsid="00152c5a"/>
    </style:style>
    <style:style style:name="P15" style:family="paragraph" style:parent-style-name="Standard" style:list-style-name="L4">
      <style:text-properties officeooo:rsid="001cdd31" officeooo:paragraph-rsid="001cdd31"/>
    </style:style>
    <style:style style:name="P16" style:family="paragraph" style:parent-style-name="Standard" style:list-style-name="L5">
      <style:text-properties officeooo:rsid="00138110" officeooo:paragraph-rsid="00138110" fo:background-color="transparent"/>
    </style:style>
    <style:style style:name="P17" style:family="paragraph" style:parent-style-name="Standard" style:list-style-name="L5">
      <style:text-properties officeooo:rsid="0013597f" officeooo:paragraph-rsid="0013597f"/>
    </style:style>
    <style:style style:name="P18" style:family="paragraph" style:parent-style-name="Standard" style:list-style-name="L6">
      <style:text-properties officeooo:rsid="000fa32d" officeooo:paragraph-rsid="000fa32d"/>
    </style:style>
    <style:style style:name="P19" style:family="paragraph" style:parent-style-name="Standard" style:list-style-name="L10">
      <style:text-properties officeooo:rsid="000fa32d" officeooo:paragraph-rsid="000fa32d"/>
    </style:style>
    <style:style style:name="P20" style:family="paragraph" style:parent-style-name="Standard" style:list-style-name="L7">
      <style:text-properties officeooo:rsid="00123360" officeooo:paragraph-rsid="00123360"/>
    </style:style>
    <style:style style:name="P21" style:family="paragraph" style:parent-style-name="Standard" style:list-style-name="L11">
      <style:text-properties officeooo:rsid="00123360" officeooo:paragraph-rsid="00123360"/>
    </style:style>
    <style:style style:name="P22" style:family="paragraph" style:parent-style-name="Standard" style:list-style-name="L8">
      <style:text-properties officeooo:rsid="00108872" officeooo:paragraph-rsid="00108872"/>
    </style:style>
    <style:style style:name="P23" style:family="paragraph" style:parent-style-name="Standard" style:list-style-name="L10">
      <style:text-properties officeooo:rsid="00108872" officeooo:paragraph-rsid="00108872"/>
    </style:style>
    <style:style style:name="T1" style:family="text">
      <style:text-properties officeooo:rsid="000ae8cc"/>
    </style:style>
    <style:style style:name="T2" style:family="text">
      <style:text-properties officeooo:rsid="000c0e34"/>
    </style:style>
    <style:style style:name="T3" style:family="text">
      <style:text-properties officeooo:rsid="00123360"/>
    </style:style>
    <style:style style:name="T4" style:family="text">
      <style:text-properties officeooo:rsid="00152c5a"/>
    </style:style>
    <style:style style:name="T5" style:family="text">
      <style:text-properties officeooo:rsid="00158403"/>
    </style:style>
    <style:style style:name="T6" style:family="text">
      <style:text-properties officeooo:rsid="0017e7ae"/>
    </style:style>
    <style:style style:name="T7" style:family="text">
      <style:text-properties fo:color="#000000"/>
    </style:style>
    <style:style style:name="T8" style:family="text">
      <style:text-properties fo:color="#000000" officeooo:rsid="001cdd31"/>
    </style:style>
    <style:style style:name="T9" style:family="text">
      <style:text-properties officeooo:rsid="001c235a"/>
    </style:style>
    <style:style style:name="T10" style:family="text">
      <style:text-properties officeooo:rsid="001cdd31"/>
    </style:style>
    <style:style style:name="T11" style:family="text">
      <style:text-properties officeooo:rsid="001d129a"/>
    </style:style>
    <style:style style:name="T12" style:family="text">
      <style:text-properties officeooo:rsid="002035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necedor </text:p>
      <text:list xml:id="list3691670543" text:style-name="L1">
        <text:list-item>
          <text:p text:style-name="P6">CNPJ</text:p>
        </text:list-item>
        <text:list-item>
          <text:p text:style-name="P6"><text:span text:style-name="T6">n</text:span>ome</text:p>
        </text:list-item>
        <text:list-item>
          <text:p text:style-name="P6"><text:span text:style-name="T6">t</text:span>elefone(multi valorado)</text:p>
        </text:list-item>
        <text:list-item>
          <text:p text:style-name="P6">endereço(composto)</text:p>
        </text:list-item>
      </text:list>
      <text:p text:style-name="P1">Cliente Cadastrado</text:p>
      <text:list xml:id="list846786640" text:style-name="L2">
        <text:list-item>
          <text:p text:style-name="P7"><text:span text:style-name="T6">n</text:span>ome</text:p>
        </text:list-item>
        <text:list-item>
          <text:p text:style-name="P7"><text:span text:style-name="T6">t</text:span>elefone</text:p>
        </text:list-item>
        <text:list-item>
          <text:p text:style-name="P7"><text:span text:style-name="T6">e</text:span>ndereço(composto)</text:p>
        </text:list-item>
        <text:list-item>
          <text:p text:style-name="P7">CPF</text:p>
        </text:list-item>
      </text:list>
      <text:p text:style-name="P1">Produto<text:span text:style-name="T1">(descrição única)</text:span></text:p>
      <text:list xml:id="list3095094232" text:style-name="L3">
        <text:list-item>
          <text:p text:style-name="P8">descrição</text:p>
        </text:list-item>
        <text:list-item>
          <text:p text:style-name="P10">código de <text:span text:style-name="T5">barras</text:span></text:p>
        </text:list-item>
        <text:list-item>
          <text:p text:style-name="P10">valor unitário <text:s/></text:p>
        </text:list-item>
      </text:list>
      <text:p text:style-name="P2">Estoque</text:p>
      <text:list xml:id="list4206156214" text:style-name="L4">
        <text:list-item>
          <text:p text:style-name="P9">descrição produto <text:s text:c="42"/><text:span text:style-name="T11">| <text:s text:c="3"/>Estoque tem </text:span></text:p>
        </text:list-item>
        <text:list-item>
          <text:p text:style-name="P12">código de barras<text:span text:style-name="T10">(diferenciação produtos) <text:s text:c="5"/>| <text:s text:c="6"/>Produto</text:span></text:p>
        </text:list-item>
        <text:list-item>
          <text:p text:style-name="P13">id produto<text:span text:style-name="T9">(diferenciação ate mesmo produtos iguais porem com validade diferente)</text:span></text:p>
        </text:list-item>
      </text:list>
      <text:list xml:id="list368020478" text:style-name="L5">
        <text:list-item>
          <text:p text:style-name="P14">quantidade <text:span text:style-name="T10">(lotes)</text:span></text:p>
        </text:list-item>
      </text:list>
      <text:list xml:id="list84519463122285" text:continue-list="list4206156214" text:style-name="L4">
        <text:list-item>
          <text:p text:style-name="P15">quantidade (produtos em lote)</text:p>
        </text:list-item>
      </text:list>
      <text:list xml:id="list84520119048345" text:continue-list="list368020478" text:style-name="L5">
        <text:list-item>
          <text:p text:style-name="P16">data de vencimento</text:p>
        </text:list-item>
        <text:list-item>
          <text:p text:style-name="P17"><text:span text:style-name="T7">data da entrada</text:span><text:span text:style-name="T8">(para controle simples de entrada de produtos)</text:span></text:p>
        </text:list-item>
      </text:list>
      <text:p text:style-name="P2">Cheque(pagamento)</text:p>
      <text:list xml:id="list2941584525" text:style-name="L6">
        <text:list-item>
          <text:p text:style-name="P18">numero do cheque </text:p>
        </text:list-item>
      </text:list>
      <text:p text:style-name="P2">Cartão(pagamento)</text:p>
      <text:list xml:id="list3803214574" text:style-name="L7">
        <text:list-item>
          <text:p text:style-name="P20">numero do cartão</text:p>
        </text:list-item>
        <text:list-item>
          <text:p text:style-name="P20">titular</text:p>
        </text:list-item>
        <text:list-item>
          <text:p text:style-name="P20">bandeira</text:p>
        </text:list-item>
        <text:list-item>
          <text:p text:style-name="P20">parcelas</text:p>
        </text:list-item>
      </text:list>
      <text:p text:style-name="P3">Funcionário</text:p>
      <text:list xml:id="list2253646910" text:style-name="L8">
        <text:list-item>
          <text:p text:style-name="P22">matricula</text:p>
        </text:list-item>
        <text:list-item>
          <text:p text:style-name="P22">nome</text:p>
        </text:list-item>
        <text:list-item>
          <text:p text:style-name="P22">CPF</text:p>
        </text:list-item>
        <text:list-item>
          <text:p text:style-name="P22">setor</text:p>
        </text:list-item>
        <text:list-item>
          <text:p text:style-name="P22">data de admissão</text:p>
        </text:list-item>
      </text:list>
      <text:p text:style-name="P5">Despesa do cliente(fiado)</text:p>
      <text:list xml:id="list3605137000" text:style-name="L9">
        <text:list-item>
          <text:p text:style-name="P11">valor </text:p>
        </text:list-item>
        <text:list-item>
          <text:p text:style-name="P11">data <text:span text:style-name="T3">d</text:span>espesa</text:p>
        </text:list-item>
        <text:list-item>
          <text:p text:style-name="P11">data <text:span text:style-name="T3">r</text:span>ecebimento</text:p>
        </text:list-item>
      </text:list>
      <text:p text:style-name="P3"><text:span text:style-name="T2">Venda</text:span> </text:p>
      <text:list xml:id="list167615318" text:style-name="L10">
        <text:list-item>
          <text:p text:style-name="P19">valor</text:p>
        </text:list-item>
        <text:list-item>
          <text:p text:style-name="P19">funcionário</text:p>
        </text:list-item>
        <text:list-item>
          <text:p text:style-name="P19">data da venda</text:p>
        </text:list-item>
        <text:list-item>
          <text:p text:style-name="P19">forma de pagamento</text:p>
        </text:list-item>
        <text:list-item>
          <text:p text:style-name="P23">valor final(com ou sem desconto )</text:p>
        </text:list-item>
        <text:list-item>
          <text:p text:style-name="P23">produtos vendidos<text:span text:style-name="T11">(multi valorado)</text:span></text:p>
        </text:list-item>
        <text:list-item>
          <text:p text:style-name="P23">quantidade produtos</text:p>
        </text:list-item>
      </text:list>
      <text:p text:style-name="P4">Setor</text:p>
      <text:list xml:id="list3622575810" text:style-name="L11">
        <text:list-item>
          <text:p text:style-name="P21">nome <text:span text:style-name="T10">setor</text:span></text:p>
        </text:list-item>
        <text:list-item>
          <text:p text:style-name="P21">código</text:p>
        </text:list-item>
        <text:list-item>
          <text:p text:style-name="P21">funcionário que gerencia</text:p>
        </text:list-item>
      </text:list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4:24:58.984466445</meta:creation-date>
    <dc:date>2018-07-12T08:45:17.860264969</dc:date>
    <meta:editing-duration>PT1H20M1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52" meta:word-count="155" meta:character-count="950" meta:non-whitespace-character-count="823"/>
  </office:meta>
</office:document-meta>
</file>